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Heading_20_2">
      <style:paragraph-properties fo:text-indent="0in" style:auto-text-indent="false"/>
      <style:text-properties fo:font-variant="normal" fo:text-transform="none" fo:color="#000000" loext:opacity="100%" fo:letter-spacing="normal"/>
    </style:style>
    <style:style style:name="P3" style:family="paragraph" style:parent-style-name="Heading_20_3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Text_20_body" style:list-style-name="L1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6" style:family="paragraph" style:parent-style-name="Text_20_body" style:list-style-name="L2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" style:family="paragraph" style:parent-style-name="Text_20_body" style:list-style-name="L2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8" style:family="paragraph" style:parent-style-name="Text_20_body" style:list-style-name="L3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9" style:family="paragraph" style:parent-style-name="Text_20_body" style:list-style-name="L3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0" style:family="paragraph" style:parent-style-name="Text_20_body" style:list-style-name="L4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1" style:family="paragraph" style:parent-style-name="Text_20_body" style:list-style-name="L4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2" style:family="paragraph" style:parent-style-name="Text_20_body" style:list-style-name="L5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3" style:family="paragraph" style:parent-style-name="Text_20_body" style:list-style-name="L5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4" style:family="paragraph" style:parent-style-name="Text_20_body" style:list-style-name="L6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5" style:family="paragraph" style:parent-style-name="Text_20_body" style:list-style-name="L6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6" style:family="paragraph" style:parent-style-name="Text_20_body" style:list-style-name="L7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7" style:family="paragraph" style:parent-style-name="Text_20_body" style:list-style-name="L7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8" style:family="paragraph" style:parent-style-name="Text_20_body" style:list-style-name="L8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9" style:family="paragraph" style:parent-style-name="Text_20_body" style:list-style-name="L8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0" style:family="paragraph" style:parent-style-name="Text_20_body" style:list-style-name="L9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1" style:family="paragraph" style:parent-style-name="Text_20_body" style:list-style-name="L9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2" style:family="paragraph" style:parent-style-name="Text_20_body" style:list-style-name="L10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3" style:family="paragraph" style:parent-style-name="Text_20_body" style:list-style-name="L10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4" style:family="paragraph" style:parent-style-name="Text_20_body" style:list-style-name="L11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5" style:family="paragraph" style:parent-style-name="Text_20_body" style:list-style-name="L11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6" style:family="paragraph" style:parent-style-name="Text_20_body" style:list-style-name="L12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7" style:family="paragraph" style:parent-style-name="Text_20_body" style:list-style-name="L12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8" style:family="paragraph" style:parent-style-name="Text_20_body" style:list-style-name="L13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9" style:family="paragraph" style:parent-style-name="Text_20_body" style:list-style-name="L13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0" style:family="paragraph" style:parent-style-name="Text_20_body" style:list-style-name="L14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1" style:family="paragraph" style:parent-style-name="Text_20_body" style:list-style-name="L14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2" style:family="paragraph" style:parent-style-name="Text_20_body" style:list-style-name="L15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3" style:family="paragraph" style:parent-style-name="Text_20_body" style:list-style-name="L15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4" style:family="paragraph" style:parent-style-name="Text_20_body" style:list-style-name="L16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5" style:family="paragraph" style:parent-style-name="Text_20_body" style:list-style-name="L16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6" style:family="paragraph" style:parent-style-name="Text_20_body" style:list-style-name="L17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7" style:family="paragraph" style:parent-style-name="Text_20_body" style:list-style-name="L17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8" style:family="paragraph" style:parent-style-name="Text_20_body" style:list-style-name="L18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9" style:family="paragraph" style:parent-style-name="Text_20_body" style:list-style-name="L18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0" style:family="paragraph" style:parent-style-name="Text_20_body" style:list-style-name="L19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1" style:family="paragraph" style:parent-style-name="Text_20_body" style:list-style-name="L19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2" style:family="paragraph" style:parent-style-name="Text_20_body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est Online Resources for Learning LLM Fine-Tuning</text:h>
      <text:h text:style-name="P2" text:outline-level="2">📚 <text:span text:style-name="T1">Comprehensive Learning Platforms</text:span></text:h>
      <text:h text:style-name="P3" text:outline-level="3">Hugging Face</text:h>
      <text:list text:style-name="L1">
        <text:list-item>
          <text:p text:style-name="P4">Website: huggingface.co</text:p>
        </text:list-item>
        <text:list-item>
          <text:p text:style-name="P4">Resources:</text:p>
          <text:list>
            <text:list-item>
              <text:p text:style-name="P4">Hugging Face Course (free, comprehensive)</text:p>
            </text:list-item>
            <text:list-item>
              <text:p text:style-name="P4">Transformers documentation</text:p>
            </text:list-item>
            <text:list-item>
              <text:p text:style-name="P4">Model cards and tutorials</text:p>
            </text:list-item>
            <text:list-item>
              <text:p text:style-name="P5">Community forums and discussions</text:p>
            </text:list-item>
          </text:list>
        </text:list-item>
      </text:list>
      <text:h text:style-name="P3" text:outline-level="3">Fast.ai</text:h>
      <text:list text:style-name="L2">
        <text:list-item>
          <text:p text:style-name="P6">Website: fast.ai</text:p>
        </text:list-item>
        <text:list-item>
          <text:p text:style-name="P6">Resources:</text:p>
          <text:list>
            <text:list-item>
              <text:p text:style-name="P6">Practical Deep Learning course</text:p>
            </text:list-item>
            <text:list-item>
              <text:p text:style-name="P6">NLP-specific materials</text:p>
            </text:list-item>
            <text:list-item>
              <text:p text:style-name="P7">Code-first approach with real examples</text:p>
            </text:list-item>
          </text:list>
        </text:list-item>
      </text:list>
      <text:h text:style-name="P2" text:outline-level="2">📖 <text:span text:style-name="T1">Technical Blogs &amp; Websites</text:span></text:h>
      <text:h text:style-name="P3" text:outline-level="3">Papers With Code</text:h>
      <text:list text:style-name="L3">
        <text:list-item>
          <text:p text:style-name="P8">Website: paperswithcode.com</text:p>
        </text:list-item>
        <text:list-item>
          <text:p text:style-name="P8">Focus: State-of-the-art papers with code implementations</text:p>
        </text:list-item>
        <text:list-item>
          <text:p text:style-name="P9">LLM section: Extensive fine-tuning research papers</text:p>
        </text:list-item>
      </text:list>
      <text:h text:style-name="P3" text:outline-level="3">Towards Data Science (Medium)</text:h>
      <text:list text:style-name="L4">
        <text:list-item>
          <text:p text:style-name="P10">Website: towardsdatascience.com</text:p>
        </text:list-item>
        <text:list-item>
          <text:p text:style-name="P10">Search: "LLM fine-tuning" for numerous tutorials</text:p>
        </text:list-item>
        <text:list-item>
          <text:p text:style-name="P11">Quality: High-quality articles by practitioners</text:p>
        </text:list-item>
      </text:list>
      <text:h text:style-name="P3" text:outline-level="3">Hugging Face Blog</text:h>
      <text:list text:style-name="L5">
        <text:list-item>
          <text:p text:style-name="P12">Website: huggingface.co/blog</text:p>
        </text:list-item>
        <text:list-item>
          <text:p text:style-name="P12">Content:</text:p>
          <text:list>
            <text:list-item>
              <text:p text:style-name="P12">PEFT tutorials</text:p>
            </text:list-item>
            <text:list-item>
              <text:p text:style-name="P12">LoRA implementations</text:p>
            </text:list-item>
            <text:list-item>
              <text:p text:style-name="P13">Practical fine-tuning guides</text:p>
            </text:list-item>
          </text:list>
        </text:list-item>
      </text:list>
      <text:h text:style-name="P3" text:outline-level="3">Weights &amp; Biases Blog</text:h>
      <text:list text:style-name="L6">
        <text:list-item>
          <text:p text:style-name="P14">Website: wandb.ai/site/articles</text:p>
        </text:list-item>
        <text:list-item>
          <text:p text:style-name="P15"><text:soft-page-break/>Focus: MLOps, experiment tracking, fine-tuning best practices</text:p>
        </text:list-item>
      </text:list>
      <text:h text:style-name="P2" text:outline-level="2">🎓 <text:span text:style-name="T1">Academic &amp; Research Resources</text:span></text:h>
      <text:h text:style-name="P3" text:outline-level="3">Stanford CS224N</text:h>
      <text:list text:style-name="L7">
        <text:list-item>
          <text:p text:style-name="P16">Website: web.stanford.edu/class/cs224n/</text:p>
        </text:list-item>
        <text:list-item>
          <text:p text:style-name="P16">Content: Natural Language Processing with Deep Learning</text:p>
        </text:list-item>
        <text:list-item>
          <text:p text:style-name="P17">Includes: LLM fine-tuning lectures and assignments</text:p>
        </text:list-item>
      </text:list>
      <text:h text:style-name="P3" text:outline-level="3">DeepLearning.AI</text:h>
      <text:list text:style-name="L8">
        <text:list-item>
          <text:p text:style-name="P18">Website: deeplearning.ai</text:p>
        </text:list-item>
        <text:list-item>
          <text:p text:style-name="P18">Courses:</text:p>
          <text:list>
            <text:list-item>
              <text:p text:style-name="P18">Natural Language Processing Specialization</text:p>
            </text:list-item>
            <text:list-item>
              <text:p text:style-name="P19">ChatGPT Prompt Engineering for Developers</text:p>
            </text:list-item>
          </text:list>
        </text:list-item>
      </text:list>
      <text:h text:style-name="P2" text:outline-level="2">🛠️ <text:span text:style-name="T1">Hands-On Tutorials</text:span></text:h>
      <text:h text:style-name="P3" text:outline-level="3">Kaggle Learn</text:h>
      <text:list text:style-name="L9">
        <text:list-item>
          <text:p text:style-name="P20">Website: kaggle.com/learn</text:p>
        </text:list-item>
        <text:list-item>
          <text:p text:style-name="P20">Content:</text:p>
          <text:list>
            <text:list-item>
              <text:p text:style-name="P20">Intro to Machine Learning</text:p>
            </text:list-item>
            <text:list-item>
              <text:p text:style-name="P20">Natural Language Processing course</text:p>
            </text:list-item>
            <text:list-item>
              <text:p text:style-name="P21">Interactive coding environments</text:p>
            </text:list-item>
          </text:list>
        </text:list-item>
      </text:list>
      <text:h text:style-name="P3" text:outline-level="3">Google Colab Notebooks</text:h>
      <text:list text:style-name="L10">
        <text:list-item>
          <text:p text:style-name="P22">Search: "LLM fine-tuning tutorial colab"</text:p>
        </text:list-item>
        <text:list-item>
          <text:p text:style-name="P22">Examples:</text:p>
          <text:list>
            <text:list-item>
              <text:p text:style-name="P22">Hugging Face examples on GitHub</text:p>
            </text:list-item>
            <text:list-item>
              <text:p text:style-name="P23">Community-shared notebooks</text:p>
            </text:list-item>
          </text:list>
        </text:list-item>
      </text:list>
      <text:h text:style-name="P2" text:outline-level="2">📺 <text:span text:style-name="T1">Video Resources</text:span></text:h>
      <text:h text:style-name="P3" text:outline-level="3">YouTube Channels</text:h>
      <text:list text:style-name="L11">
        <text:list-item>
          <text:p text:style-name="P24">Yannic Kilcher: Research paper explanations</text:p>
        </text:list-item>
        <text:list-item>
          <text:p text:style-name="P24">Andrej Karpathy: Deep learning fundamentals</text:p>
        </text:list-item>
        <text:list-item>
          <text:p text:style-name="P24">Hugging Face: Official tutorials and talks</text:p>
        </text:list-item>
        <text:list-item>
          <text:p text:style-name="P25">Data Professor: Practical ML tutorials</text:p>
        </text:list-item>
      </text:list>
      <text:h text:style-name="P3" text:outline-level="3">Coursera</text:h>
      <text:list text:style-name="L12">
        <text:list-item>
          <text:p text:style-name="P26">Courses:</text:p>
          <text:list>
            <text:list-item>
              <text:p text:style-name="P26">"Generative AI with Large Language Models" (DeepLearning.AI)</text:p>
            </text:list-item>
            <text:list-item>
              <text:p text:style-name="P27">"Natural Language Processing" courses</text:p>
            </text:list-item>
          </text:list>
        </text:list-item>
      </text:list>
      <text:h text:style-name="P2" text:outline-level="2"><text:soft-page-break/>📄 <text:span text:style-name="T1">Key Blog Posts to Start With</text:span></text:h>
      <text:list text:style-name="L13">
        <text:list-item>
          <text:p text:style-name="P28">"The Illustrated Transformer" - Jay Alammar</text:p>
        </text:list-item>
        <text:list-item>
          <text:p text:style-name="P28">"LoRA: Low-Rank Adaptation of Large Language Models" - Original paper with tutorials</text:p>
        </text:list-item>
        <text:list-item>
          <text:p text:style-name="P28">"Parameter-Efficient Fine-Tuning Methods" - Hugging Face blog series</text:p>
        </text:list-item>
        <text:list-item>
          <text:p text:style-name="P29">"Full vs. LoRA vs. QLoRA Fine-tuning" - Various Medium posts</text:p>
        </text:list-item>
      </text:list>
      <text:h text:style-name="P2" text:outline-level="2">🤖 <text:span text:style-name="T1">Community Resources</text:span></text:h>
      <text:h text:style-name="P3" text:outline-level="3">Reddit Communities</text:h>
      <text:list text:style-name="L14">
        <text:list-item>
          <text:p text:style-name="P30">r/MachineLearning</text:p>
        </text:list-item>
        <text:list-item>
          <text:p text:style-name="P30">r/LanguageTechnology</text:p>
        </text:list-item>
        <text:list-item>
          <text:p text:style-name="P30">r/LocalLLaMA</text:p>
        </text:list-item>
        <text:list-item>
          <text:p text:style-name="P31">r/MLQuestions</text:p>
        </text:list-item>
      </text:list>
      <text:h text:style-name="P3" text:outline-level="3">Discord Communities</text:h>
      <text:list text:style-name="L15">
        <text:list-item>
          <text:p text:style-name="P32">Hugging Face Discord</text:p>
        </text:list-item>
        <text:list-item>
          <text:p text:style-name="P32">AI alignment forums</text:p>
        </text:list-item>
        <text:list-item>
          <text:p text:style-name="P33">Local AI communities</text:p>
        </text:list-item>
      </text:list>
      <text:h text:style-name="P2" text:outline-level="2">📱 <text:span text:style-name="T1">Newsletter Subscriptions</text:span></text:h>
      <text:list text:style-name="L16">
        <text:list-item>
          <text:p text:style-name="P34">The Batch (DeepLearning.AI)</text:p>
        </text:list-item>
        <text:list-item>
          <text:p text:style-name="P34">Hugging Face Newsletter</text:p>
        </text:list-item>
        <text:list-item>
          <text:p text:style-name="P34">AI Weekly</text:p>
        </text:list-item>
        <text:list-item>
          <text:p text:style-name="P35">Import AI (Jack Clark)</text:p>
        </text:list-item>
      </text:list>
      <text:h text:style-name="P2" text:outline-level="2">🚀 <text:span text:style-name="T1">GitHub Repositories</text:span></text:h>
      <text:list text:style-name="L17">
        <text:list-item>
          <text:p text:style-name="P36">Tutorials: Search for "LLM fine-tuning tutorial" repositories</text:p>
        </text:list-item>
        <text:list-item>
          <text:p text:style-name="P36">Hugging Face Examples: github.com/huggingface/transformers</text:p>
        </text:list-item>
        <text:list-item>
          <text:p text:style-name="P37">PEFT Library: github.com/huggingface/peft</text:p>
        </text:list-item>
      </text:list>
      <text:h text:style-name="P2" text:outline-level="2">🎯 <text:span text:style-name="T1">Recommended Learning Path</text:span></text:h>
      <text:list text:style-name="L18">
        <text:list-item>
          <text:p text:style-name="P38">Start: Hugging Face Course (free)</text:p>
        </text:list-item>
        <text:list-item>
          <text:p text:style-name="P38">Practice: Kaggle NLP courses</text:p>
        </text:list-item>
        <text:list-item>
          <text:p text:style-name="P38">Deep Dive: Papers With Code for latest research</text:p>
        </text:list-item>
        <text:list-item>
          <text:p text:style-name="P38">Hands-on: Implement tutorials from Towards Data Science</text:p>
        </text:list-item>
        <text:list-item>
          <text:p text:style-name="P39">Community: Join relevant Discord/Reddit communities</text:p>
        </text:list-item>
      </text:list>
      <text:h text:style-name="P2" text:outline-level="2">💡 <text:span text:style-name="T1">Pro Tips</text:span></text:h>
      <text:list text:style-name="L19">
        <text:list-item>
          <text:p text:style-name="P40">Begin with small models before scaling up</text:p>
        </text:list-item>
        <text:list-item>
          <text:p text:style-name="P40">Use Google Colab for free GPU access initially</text:p>
        </text:list-item>
        <text:list-item>
          <text:p text:style-name="P40">Follow researchers on Twitter for latest updates</text:p>
        </text:list-item>
        <text:list-item>
          <text:p text:style-name="P40"><text:soft-page-break/>Join communities for support and networking</text:p>
        </text:list-item>
        <text:list-item>
          <text:p text:style-name="P41">Build projects to solidify learning</text:p>
        </text:list-item>
      </text:list>
      <text:p text:style-name="P42">Start with Hugging Face's free course and Towards Data Science articles - they provide the best balance of theory and practical implementation for beginners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12:29:23.774244000</meta:creation-date>
    <dc:date>2025-12-24T12:30:07.547604000</dc:date>
    <meta:editing-duration>PT45S</meta:editing-duration>
    <meta:editing-cycles>1</meta:editing-cycles>
    <meta:document-statistic meta:table-count="0" meta:image-count="0" meta:object-count="0" meta:page-count="4" meta:paragraph-count="102" meta:word-count="483" meta:character-count="3308" meta:non-whitespace-character-count="3002"/>
    <meta:generator>LibreOffice/25.8.3.2$MacOSX_X86_64 LibreOffice_project/8ca8d55c161d602844f5428fa4b58097424e324e</meta:generator>
  </office:meta>
</office:document-meta>
</file>